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7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7"/>
    <style:style style:name="ce3" style:family="table-cell" style:parent-style-name="Default" style:data-style-name="N117">
      <style:text-properties style:font-name="Arial" style:font-name-asian="DejaVu Sans" style:font-name-complex="Lucida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1" table:number-columns-repeated="9" table:default-cell-style-name="ce2"/>
        <table:table-column table:style-name="co1" table:default-cell-style-name="ce1"/>
        <table:table-column table:style-name="co1" table:number-columns-repeated="244" table:default-cell-style-name="ce2"/>
        <table:table-row table:style-name="ro1">
          <table:table-cell table:number-columns-repeated="12"/>
          <table:table-cell office:value-type="string">
            <text:p>Time</text:p>
          </table:table-cell>
          <table:table-cell table:number-columns-repeated="243"/>
        </table:table-row>
        <table:table-row table:style-name="ro1"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formula="oooc:=AVERAGE([.B2:.K2])" office:value-type="float" office:value="0">
            <text:p>#DIV/0!</text:p>
          </table:table-cell>
          <table:table-cell table:style-name="ce1" office:value-type="float" office:value="1">
            <text:p>1</text:p>
          </table:table-cell>
          <table:table-cell table:formula="oooc:=[.$M11]/[.M2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  <table:table-cell office:value-type="float" office:value="2">
            <text:p>2</text:p>
          </table:table-cell>
          <table:table-cell table:formula="oooc:=AVERAGE([.B3:.K3])" office:value-type="float" office:value="0">
            <text:p>#DIV/0!</text:p>
          </table:table-cell>
          <table:table-cell table:style-name="ce1" office:value-type="float" office:value="2">
            <text:p>2</text:p>
          </table:table-cell>
          <table:table-cell table:formula="oooc:=[.$M11]/[.M3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4">
            <text:p>4</text:p>
          </table:table-cell>
          <table:table-cell table:number-columns-repeated="10"/>
          <table:table-cell office:value-type="float" office:value="4">
            <text:p>4</text:p>
          </table:table-cell>
          <table:table-cell table:formula="oooc:=AVERAGE([.B4:.K4])" office:value-type="float" office:value="0">
            <text:p>#DIV/0!</text:p>
          </table:table-cell>
          <table:table-cell table:style-name="ce1" office:value-type="float" office:value="4">
            <text:p>4</text:p>
          </table:table-cell>
          <table:table-cell table:formula="oooc:=[.$M11]/[.M4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  <table:table-cell office:value-type="float" office:value="8">
            <text:p>8</text:p>
          </table:table-cell>
          <table:table-cell table:formula="oooc:=AVERAGE([.B5:.K5])" office:value-type="float" office:value="0">
            <text:p>#DIV/0!</text:p>
          </table:table-cell>
          <table:table-cell table:style-name="ce1" office:value-type="float" office:value="8">
            <text:p>8</text:p>
          </table:table-cell>
          <table:table-cell table:formula="oooc:=[.$M11]/[.M5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16">
            <text:p>16</text:p>
          </table:table-cell>
          <table:table-cell table:number-columns-repeated="10"/>
          <table:table-cell office:value-type="float" office:value="16">
            <text:p>16</text:p>
          </table:table-cell>
          <table:table-cell table:formula="oooc:=AVERAGE([.B6:.K6])" office:value-type="float" office:value="0">
            <text:p>#DIV/0!</text:p>
          </table:table-cell>
          <table:table-cell table:style-name="ce1" office:value-type="float" office:value="16">
            <text:p>16</text:p>
          </table:table-cell>
          <table:table-cell table:formula="oooc:=[.$M11]/[.M6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32">
            <text:p>32</text:p>
          </table:table-cell>
          <table:table-cell table:number-columns-repeated="10"/>
          <table:table-cell office:value-type="float" office:value="32">
            <text:p>32</text:p>
          </table:table-cell>
          <table:table-cell table:formula="oooc:=AVERAGE([.B7:.K7])" office:value-type="float" office:value="0">
            <text:p>#DIV/0!</text:p>
          </table:table-cell>
          <table:table-cell table:style-name="ce1" office:value-type="float" office:value="32">
            <text:p>32</text:p>
          </table:table-cell>
          <table:table-cell table:formula="oooc:=[.$M11]/[.M7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64">
            <text:p>64</text:p>
          </table:table-cell>
          <table:table-cell table:number-columns-repeated="10"/>
          <table:table-cell office:value-type="float" office:value="64">
            <text:p>64</text:p>
          </table:table-cell>
          <table:table-cell table:formula="oooc:=AVERAGE([.B8:.K8])" office:value-type="float" office:value="0">
            <text:p>#DIV/0!</text:p>
          </table:table-cell>
          <table:table-cell table:style-name="ce1" office:value-type="float" office:value="64">
            <text:p>64</text:p>
          </table:table-cell>
          <table:table-cell table:formula="oooc:=[.$M$11]/[.M8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128">
            <text:p>128</text:p>
          </table:table-cell>
          <table:table-cell table:number-columns-repeated="10"/>
          <table:table-cell office:value-type="float" office:value="128">
            <text:p>128</text:p>
          </table:table-cell>
          <table:table-cell table:formula="oooc:=AVERAGE([.B9:.K9])" office:value-type="float" office:value="0">
            <text:p>#DIV/0!</text:p>
          </table:table-cell>
          <table:table-cell table:style-name="ce1" office:value-type="float" office:value="128">
            <text:p>128</text:p>
          </table:table-cell>
          <table:table-cell table:formula="oooc:=[.$M$11]/[.M9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256">
            <text:p>256</text:p>
          </table:table-cell>
          <table:table-cell table:number-columns-repeated="10"/>
          <table:table-cell office:value-type="float" office:value="256">
            <text:p>256</text:p>
          </table:table-cell>
          <table:table-cell table:formula="oooc:=AVERAGE([.B10:.K10])" office:value-type="float" office:value="0">
            <text:p>#DIV/0!</text:p>
          </table:table-cell>
          <table:table-cell table:style-name="ce1" office:value-type="float" office:value="256">
            <text:p>256</text:p>
          </table:table-cell>
          <table:table-cell table:formula="oooc:=[.$M$11]/[.M10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string">
            <text:p>sequential</text:p>
          </table:table-cell>
          <table:table-cell office:value-type="float" office:value="651.428786">
            <text:p>651.428786</text:p>
          </table:table-cell>
          <table:table-cell office:value-type="float" office:value="651.616885">
            <text:p>651.616885</text:p>
          </table:table-cell>
          <table:table-cell office:value-type="float" office:value="648.686698">
            <text:p>648.686698</text:p>
          </table:table-cell>
          <table:table-cell office:value-type="float" office:value="648.800963">
            <text:p>648.800963</text:p>
          </table:table-cell>
          <table:table-cell office:value-type="float" office:value="646.229517">
            <text:p>646.229517</text:p>
          </table:table-cell>
          <table:table-cell office:value-type="float" office:value="651.473511">
            <text:p>651.473511</text:p>
          </table:table-cell>
          <table:table-cell office:value-type="float" office:value="646.250179">
            <text:p>646.250179</text:p>
          </table:table-cell>
          <table:table-cell office:value-type="float" office:value="649.450482">
            <text:p>649.450482</text:p>
          </table:table-cell>
          <table:table-cell office:value-type="float" office:value="645.921935">
            <text:p>645.921935</text:p>
          </table:table-cell>
          <table:table-cell office:value-type="float" office:value="651.511182">
            <text:p>651.511182</text:p>
          </table:table-cell>
          <table:table-cell/>
          <table:table-cell table:formula="oooc:=AVERAGE([.B11:.K11])" office:value-type="float" office:value="649.1370138">
            <text:p>649.137014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>
            <draw:frame table:end-cell-address="Sheet1.H47" table:end-x="0.6827in" table:end-y="0.139in" draw:z-index="0" draw:style-name="gr1" svg:width="6.6346in" svg:height="5.7484in" svg:x="0.3362in" svg:y="0.0831in">
              <draw:object draw:notify-on-update-of-ranges="Sheet1.L2:Sheet1.L10 Sheet1.M2:Sheet1.M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>
            <draw:frame table:end-cell-address="Sheet1.Q48" table:end-x="0.4598in" table:end-y="0.0732in" draw:z-index="1" draw:style-name="gr1" svg:width="6.5398in" svg:height="5.4398in" svg:x="0.1433in" svg:y="0.1587in">
              <draw:object draw:notify-on-update-of-ranges="Sheet1.N2:Sheet1.N10 Sheet1.O2:Sheet1.O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46"/>
        </table:table-row>
        <table:table-row table:style-name="ro1" table:number-rows-repeated="4">
          <table:table-cell table:number-columns-repeated="256"/>
        </table:table-row>
        <table:table-row table:style-name="ro1" table:number-rows-repeated="6">
          <table:table-cell table:number-columns-repeated="12"/>
          <table:table-cell table:style-name="ce3" table:number-columns-repeated="2"/>
          <table:table-cell table:number-columns-repeated="242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1">04/01/2010</text:date>, <text:time>15:1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10-02-21T20:11:27</meta:creation-date>
    <dc:date>2010-04-01T15:13:57</dc:date>
    <meta:editing-cycles>58</meta:editing-cycles>
    <meta:editing-duration>PT23H24M38S</meta:editing-duration>
    <meta:user-defined meta:name="Info 1"/>
    <meta:user-defined meta:name="Info 2"/>
    <meta:user-defined meta:name="Info 3"/>
    <meta:user-defined meta:name="Info 4"/>
    <meta:document-statistic meta:table-count="3" meta:cell-count="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text-properties fo:font-size="12.2281274795532pt" style:font-size-asian="12.2281274795532pt" style:font-size-complex="12.2281274795532pt"/>
    </style:style>
    <style:style style:name="ch3" style:family="chart">
      <style:text-properties fo:font-size="10.3667230606079pt" style:font-size-asian="10.3667230606079pt" style:font-size-complex="10.3667230606079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46562671661377pt" style:font-size-asian="8.46562671661377pt" style:font-size-complex="8.46562671661377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46562671661377pt" style:font-size-asian="8.46562671661377pt" style:font-size-complex="8.46562671661377pt"/>
    </style:style>
    <style:style style:name="ch9" style:family="chart">
      <style:graphic-properties svg:stroke-color="#b3b3b3"/>
    </style:style>
    <style:style style:name="ch10" style:family="chart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53cm" svg:height="14.602cm" chart:class="chart:bar" chart:style-name="ch1">
        <chart:title svg:x="6.282cm" svg:y="0.319cm" chart:style-name="ch2">
          <text:p>Ranger Running Times</text:p>
        </chart:title>
        <chart:subtitle svg:x="6.083cm" svg:y="1.034cm" chart:style-name="ch3">
          <text:p>3,000,000 Bodies, 3 iterations</text:p>
        </chart:subtitle>
        <chart:plot-area chart:style-name="ch4" table:cell-range-address="Sheet1.L2:Sheet1.M10" chart:data-source-has-labels="column" svg:x="0.467cm" svg:y="1.48cm" svg:width="16.04cm" svg:height="12.73cm">
          <chart:axis chart:dimension="x" chart:name="primary-x" chart:style-name="ch5">
            <chart:title svg:x="8.193cm" svg:y="13.944cm" chart:style-name="ch6">
              <text:p>Processes</text:p>
            </chart:title>
            <chart:categories table:cell-range-address="Sheet1.L2:Sheet1.L10"/>
          </chart:axis>
          <chart:axis chart:dimension="y" chart:name="primary-y" chart:style-name="ch7">
            <chart:title svg:x="0.341cm" svg:y="7.712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M2:Sheet1.M10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2274866104126pt" style:font-size-asian="12.2274866104126pt" style:font-size-complex="12.2274866104126pt"/>
    </style:style>
    <style:style style:name="ch3" style:family="chart">
      <style:text-properties fo:font-size="10.3463344573975pt" style:font-size-asian="10.3463344573975pt" style:font-size-complex="10.3463344573975pt"/>
    </style:style>
    <style:style style:name="ch4" style:family="chart">
      <style:chart-properties chart:symbol-type="automatic" chart:connect-bars="false" chart:spline-order="3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46518230438232pt" style:font-size-asian="8.46518230438232pt" style:font-size-complex="8.46518230438232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46518230438232pt" style:font-size-asian="8.46518230438232pt" style:font-size-complex="8.46518230438232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612cm" svg:height="13.818cm" chart:class="chart:line" chart:style-name="ch1">
        <chart:title svg:x="7.383cm" svg:y="0.278cm" chart:style-name="ch2">
          <text:p>Speedup </text:p>
        </chart:title>
        <chart:subtitle svg:x="5.77cm" svg:y="1.027cm" chart:style-name="ch3">
          <text:p>3,000,000 Bodies, 3 iterations</text:p>
        </chart:subtitle>
        <chart:plot-area chart:style-name="ch4" table:cell-range-address="Sheet1.N2:Sheet1.O10" chart:data-source-has-labels="column" svg:x="0.499cm" svg:y="1.619cm" svg:width="15.718cm" svg:height="11.557cm">
          <chart:axis chart:dimension="x" chart:name="primary-x" chart:style-name="ch5">
            <chart:title svg:x="7.869cm" svg:y="12.892cm" chart:style-name="ch6">
              <text:p>Processes</text:p>
            </chart:title>
            <chart:categories table:cell-range-address="Sheet1.N2:Sheet1.N10"/>
          </chart:axis>
          <chart:axis chart:dimension="y" chart:name="primary-y" chart:style-name="ch7">
            <chart:title svg:x="0.369cm" svg:y="7.736cm" chart:style-name="ch8">
              <text:p>Speedup</text:p>
            </chart:title>
            <chart:grid chart:style-name="ch9" chart:class="major"/>
          </chart:axis>
          <chart:series chart:style-name="ch10" chart:values-cell-range-address="Sheet1.O2:Sheet1.O10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